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6cm"/>
    </style:style>
    <style:style style:name="gr8" style:family="graphic" style:parent-style-name="standard">
      <style:graphic-properties draw:stroke="none" svg:stroke-color="#000000" draw:fill="none" draw:fill-color="#ffffff" fo:min-height="0.7cm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9cm"/>
    </style:style>
    <style:style style:name="gr11" style:family="graphic" style:parent-style-name="standard">
      <style:graphic-properties draw:stroke="none" svg:stroke-color="#000000" draw:fill="none" draw:fill-color="#ffffff" fo:min-height="0.8cm"/>
    </style:style>
    <style:style style:name="gr12" style:family="graphic" style:parent-style-name="standard">
      <style:graphic-properties draw:stroke="none" svg:stroke-color="#000000" draw:fill="none" draw:fill-color="#ffffff" fo:min-height="1cm"/>
    </style:style>
    <style:style style:name="gr13" style:family="graphic" style:parent-style-name="standard">
      <style:graphic-properties draw:stroke="none" svg:stroke-color="#000000" draw:fill="none" draw:fill-color="#ffffff" fo:min-height="1.1cm"/>
    </style:style>
    <style:style style:name="gr14" style:family="graphic" style:parent-style-name="standard">
      <style:graphic-properties draw:stroke="none" svg:stroke-color="#000000" draw:fill="none" draw:fill-color="#ffffff" fo:min-height="1.2cm"/>
    </style:style>
    <style:style style:name="gr15" style:family="graphic" style:parent-style-name="standard">
      <style:graphic-properties draw:stroke="none" svg:stroke-color="#000000" draw:fill="none" draw:fill-color="#ffffff" fo:min-height="1.9cm"/>
    </style:style>
    <style:style style:name="gr16" style:family="graphic" style:parent-style-name="standard">
      <style:graphic-properties draw:stroke="none" svg:stroke-color="#000000" draw:fill="none" draw:fill-color="#ffffff" fo:min-height="2.3cm"/>
    </style:style>
    <style:style style:name="gr17" style:family="graphic" style:parent-style-name="standard">
      <style:graphic-properties draw:stroke="none" svg:stroke-color="#000000" draw:fill="none" draw:fill-color="#ffffff" fo:min-height="2cm"/>
    </style:style>
    <style:style style:name="gr18" style:family="graphic" style:parent-style-name="standard">
      <style:graphic-properties draw:stroke="none" svg:stroke-color="#000000" draw:fill="none" draw:fill-color="#ffffff" fo:min-height="1.4cm"/>
    </style:style>
    <style:style style:name="gr19" style:family="graphic" style:parent-style-name="standard">
      <style:graphic-properties draw:stroke="none" svg:stroke-color="#000000" draw:fill="none" draw:fill-color="#ffffff" fo:min-height="1.3cm"/>
    </style:style>
    <style:style style:name="gr20" style:family="graphic" style:parent-style-name="standard">
      <style:graphic-properties draw:stroke="none" svg:stroke-color="#000000" draw:fill="none" draw:fill-color="#ffffff" fo:min-height="2.9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1" draw:id="id1" draw:layer="layout" svg:width="7.1cm" svg:height="2.5cm" svg:x="4cm" svg:y="4.8cm">
          <text:p text:style-name="P1"><text:tab/>APPARTAMENTO </text:p>
          <text:p text:style-name="P1">IN</text:p>
          <text:p text:style-name="P1">PALAZZIN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7.1cm" svg:height="2.5cm" svg:x="4cm" svg:y="8.4cm">
          <text:p text:style-name="P1">VILLETTE A </text:p>
          <text:p text:style-name="P1">SCHIER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7.1cm" svg:height="2.5cm" svg:x="4cm" svg:y="12.1cm">
          <text:p text:style-name="P1">VILLE</text:p>
          <text:p text:style-name="P1">SINGO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7.1cm" svg:height="2.5cm" svg:x="15.5cm" svg:y="8.5cm">
          <text:p text:style-name="P1">IMMOBI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7.1cm" svg:height="2.5cm" svg:x="30.4cm" svg:y="8.6cm">
          <text:p text:style-name="P1">TENTATIVO </text:p>
          <text:p text:style-name="P1">DI </text:p>
          <text:p text:style-name="P1">VENDI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7.1cm" svg:height="2.5cm" svg:x="44.6cm" svg:y="8.6cm">
          <text:p text:style-name="P1">CLIEN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3" draw:id="id13" draw:layer="layout" svg:width="7.1cm" svg:height="2.5cm" svg:x="44.7cm" svg:y="14.4cm">
          <text:p text:style-name="P1">AGEN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7.1cm" svg:height="2.5cm" svg:x="26.6cm" svg:y="20.5cm">
          <text:p text:style-name="P1">POTENZIALE </text:p>
          <text:p text:style-name="P1">ACQUIREN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7.1cm" svg:height="2.5cm" svg:x="35cm" svg:y="20.4cm">
          <text:p text:style-name="P1">EFFETTIVO</text:p>
          <text:p text:style-name="P1">ACQUIREN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7.1cm" svg:height="2.5cm" svg:x="30.8cm" svg:y="28.1cm">
          <text:p text:style-name="P1">ACQUIRENT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1.1cm" svg:y1="6.05cm" svg:x2="15.5cm" svg:y2="9.75cm" draw:start-shape="id1" draw:start-glue-point="7" draw:end-shape="id2" draw:end-glue-point="5" svg:d="m11100 6050h2201v3700h2199" svg:viewBox="0 0 4401 3701">
          <text:p/>
        </draw:connector>
        <draw:connector draw:style-name="gr3" draw:text-style-name="P1" draw:layer="layout" svg:x1="11.1cm" svg:y1="13.35cm" svg:x2="15.5cm" svg:y2="9.75cm" draw:start-shape="id3" draw:start-glue-point="7" draw:end-shape="id2" draw:end-glue-point="5" svg:d="m11100 13350h2201v-3600h2199" svg:viewBox="0 0 4401 3601">
          <text:p/>
        </draw:connector>
        <draw:connector draw:style-name="gr3" draw:text-style-name="P1" draw:layer="layout" svg:x1="11.1cm" svg:y1="9.65cm" svg:x2="15.5cm" svg:y2="9.75cm" draw:start-shape="id4" draw:start-glue-point="7" draw:end-shape="id2" svg:d="m11100 9650h2201v100h2199" svg:viewBox="0 0 4401 101">
          <text:p/>
        </draw:connector>
        <draw:custom-shape draw:style-name="gr4" draw:text-style-name="P1" xml:id="id5" draw:id="id5" draw:layer="layout" svg:width="1.7cm" svg:height="1.6cm" svg:x="25.6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22.6cm" svg:y1="9.75cm" svg:x2="25.6cm" svg:y2="9.8cm" draw:start-shape="id2" draw:start-glue-point="7" draw:end-shape="id5" draw:end-glue-point="5" svg:d="m22600 9750h1501v50h1499" svg:viewBox="0 0 3001 51">
          <text:p/>
        </draw:connector>
        <draw:connector draw:style-name="gr3" draw:text-style-name="P1" draw:layer="layout" svg:x1="27.3cm" svg:y1="9.8cm" svg:x2="30.4cm" svg:y2="9.85cm" draw:start-shape="id5" draw:start-glue-point="7" draw:end-shape="id6" draw:end-glue-point="5" svg:d="m27300 9800h1551v50h1549" svg:viewBox="0 0 3101 51">
          <text:p/>
        </draw:connector>
        <draw:custom-shape draw:style-name="gr4" draw:text-style-name="P1" xml:id="id7" draw:id="id7" draw:layer="layout" svg:width="1.7cm" svg:height="1.6cm" svg:x="39.8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37.5cm" svg:y1="9.85cm" svg:x2="39.8cm" svg:y2="9.8cm" draw:start-shape="id6" draw:start-glue-point="7" draw:end-shape="id7" draw:end-glue-point="5" svg:d="m37500 9850h1151v-50h1149" svg:viewBox="0 0 2301 51">
          <text:p/>
        </draw:connector>
        <draw:connector draw:style-name="gr3" draw:text-style-name="P1" draw:layer="layout" svg:x1="41.5cm" svg:y1="9.8cm" svg:x2="44.6cm" svg:y2="9.85cm" draw:start-shape="id7" draw:start-glue-point="7" draw:end-shape="id8" draw:end-glue-point="5" svg:d="m41500 9800h1551v50h1549" svg:viewBox="0 0 3101 51">
          <text:p/>
        </draw:connector>
        <draw:custom-shape draw:style-name="gr4" draw:text-style-name="P1" xml:id="id14" draw:id="id14" draw:layer="layout" svg:width="1.7cm" svg:height="1.6cm" svg:x="30.8cm" svg:y="15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2" draw:id="id12" draw:layer="layout" svg:width="1.7cm" svg:height="1.6cm" svg:x="35.5cm" svg:y="15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1" draw:layer="layout" svg:x1="31.6cm" svg:y1="15cm" svg:x2="31.6cm" svg:y2="11cm">
          <text:p/>
        </draw:line>
        <draw:line draw:style-name="gr5" draw:text-style-name="P1" draw:layer="layout" svg:x1="36.3cm" svg:y1="15.4cm" svg:x2="36.3cm" svg:y2="11.1cm">
          <text:p/>
        </draw:line>
        <draw:connector draw:style-name="gr2" draw:text-style-name="P1" draw:layer="layout" svg:x1="38.55cm" svg:y1="22.9cm" svg:x2="34.35cm" svg:y2="28.1cm" draw:start-shape="id9" draw:start-glue-point="6" draw:end-shape="id10" svg:d="m38550 22900v2601h-4200v2599" svg:viewBox="0 0 4201 5201">
          <text:p/>
        </draw:connector>
        <draw:connector draw:style-name="gr2" draw:text-style-name="P1" draw:layer="layout" svg:x1="30.15cm" svg:y1="23cm" svg:x2="34.35cm" svg:y2="28.1cm" draw:start-shape="id11" draw:start-glue-point="6" draw:end-shape="id10" draw:end-glue-point="4" svg:d="m30150 23000v2551h4200v2549" svg:viewBox="0 0 4201 5101">
          <text:p/>
        </draw:connector>
        <draw:connector draw:style-name="gr3" draw:text-style-name="P1" draw:layer="layout" svg:x1="37.2cm" svg:y1="16.2cm" svg:x2="44.7cm" svg:y2="15.65cm" draw:start-shape="id12" draw:start-glue-point="7" draw:end-shape="id13" draw:end-glue-point="5" svg:d="m37200 16200h3751v-550h3749" svg:viewBox="0 0 7501 551">
          <text:p/>
        </draw:connector>
        <draw:connector draw:style-name="gr3" draw:text-style-name="P1" draw:layer="layout" svg:x1="31.65cm" svg:y1="16.7cm" svg:x2="30.15cm" svg:y2="20.5cm" draw:start-shape="id14" draw:start-glue-point="6" draw:end-shape="id11" svg:d="m31650 16700v1901h-1500v1899" svg:viewBox="0 0 1501 3801">
          <text:p/>
        </draw:connector>
        <draw:connector draw:style-name="gr3" draw:text-style-name="P1" draw:layer="layout" svg:x1="36.35cm" svg:y1="17cm" svg:x2="38.55cm" svg:y2="20.4cm" draw:start-shape="id12" draw:start-glue-point="6" draw:end-shape="id9" draw:end-glue-point="4" svg:d="m36350 17000v1701h2200v1699" svg:viewBox="0 0 2201 3401">
          <text:p/>
        </draw:connector>
        <draw:line draw:style-name="gr5" draw:text-style-name="P1" draw:layer="layout" svg:x1="4.6cm" svg:y1="14.6cm" svg:x2="4.6cm" svg:y2="15.6cm">
          <text:p/>
        </draw:line>
        <draw:custom-shape draw:style-name="gr4" draw:text-style-name="P1" draw:layer="layout" svg:width="0.5cm" svg:height="0.5cm" svg:x="4.3cm" svg:y="15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4.701cm" svg:y1="4.8cm" svg:x2="4.701cm" svg:y2="3.8cm">
          <text:p/>
        </draw:line>
        <draw:custom-shape draw:style-name="gr4" draw:text-style-name="P1" draw:layer="layout" svg:width="0.5cm" svg:height="0.5cm" svg:x="4.401cm" svg:y="3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custom-shape draw:style-name="gr4" draw:text-style-name="P1" draw:layer="layout" svg:width="0.5cm" svg:height="0.5cm" svg:x="4.4cm" svg:y="3.3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line draw:style-name="gr5" draw:text-style-name="P1" draw:layer="layout" svg:x1="15.9cm" svg:y1="11cm" svg:x2="15.9cm" svg:y2="12cm">
          <text:p/>
        </draw:line>
        <draw:custom-shape draw:style-name="gr6" draw:text-style-name="P1" draw:layer="layout" svg:width="0.5cm" svg:height="0.5cm" svg:x="15.6cm" svg:y="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" draw:text-style-name="P2" draw:layer="layout" svg:width="4.8cm" svg:height="0.85cm" svg:x="3.8cm" svg:y="16.05cm">
          <draw:text-box>
            <text:p text:style-name="P2"><text:span text:style-name="T1">Superficie giardino</text:span></text:p>
          </draw:text-box>
        </draw:frame>
        <draw:frame draw:style-name="gr8" draw:text-style-name="P2" draw:layer="layout" svg:width="5.1cm" svg:height="0.95cm" svg:x="4.7cm" svg:y="2.7cm">
          <draw:text-box>
            <text:p text:style-name="P2">Piano</text:p>
          </draw:text-box>
        </draw:frame>
        <draw:line draw:style-name="gr5" draw:text-style-name="P1" draw:layer="layout" svg:x1="40.1cm" svg:y1="20.4cm" svg:x2="40.1cm" svg:y2="19.4cm">
          <text:p/>
        </draw:line>
        <draw:custom-shape draw:style-name="gr6" draw:text-style-name="P1" draw:layer="layout" svg:width="0.5cm" svg:height="0.5cm" svg:x="39.8cm" svg:y="1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line draw:style-name="gr5" draw:text-style-name="P1" draw:layer="layout" svg:x1="18cm" svg:y1="11cm" svg:x2="18cm" svg:y2="12cm">
          <text:p/>
        </draw:line>
        <draw:custom-shape draw:style-name="gr9" draw:text-style-name="P1" draw:layer="layout" svg:width="0.5cm" svg:height="0.5cm" svg:x="17.7cm" svg:y="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20cm" svg:y1="11cm" svg:x2="20cm" svg:y2="12cm">
          <text:p/>
        </draw:line>
        <draw:custom-shape draw:style-name="gr9" draw:text-style-name="P1" draw:layer="layout" svg:width="0.5cm" svg:height="0.5cm" svg:x="19.7cm" svg:y="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21.9cm" svg:y1="11cm" svg:x2="21.9cm" svg:y2="12cm">
          <text:p/>
        </draw:line>
        <draw:custom-shape draw:style-name="gr9" draw:text-style-name="P1" draw:layer="layout" svg:width="0.5cm" svg:height="0.5cm" svg:x="21.6cm" svg:y="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47.2cm" svg:y1="8.6cm" svg:x2="47.2cm" svg:y2="7.6cm">
          <text:p/>
        </draw:line>
        <draw:custom-shape draw:style-name="gr9" draw:text-style-name="P1" draw:layer="layout" svg:width="0.5cm" svg:height="0.5cm" svg:x="46.9cm" svg:y="7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line draw:style-name="gr5" draw:text-style-name="P1" draw:layer="layout" svg:x1="50.8cm" svg:y1="11.1cm" svg:x2="50.8cm" svg:y2="12.1cm">
          <text:p/>
        </draw:line>
        <draw:custom-shape draw:style-name="gr9" draw:text-style-name="P1" draw:layer="layout" svg:width="0.5cm" svg:height="0.5cm" svg:x="50.5cm" svg:y="12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49cm" svg:y1="11.1cm" svg:x2="49cm" svg:y2="12.1cm">
          <text:p/>
        </draw:line>
        <draw:custom-shape draw:style-name="gr9" draw:text-style-name="P1" draw:layer="layout" svg:width="0.5cm" svg:height="0.5cm" svg:x="48.7cm" svg:y="12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17.2cm" svg:y1="8.5cm" svg:x2="17.2cm" svg:y2="7.5cm">
          <text:p/>
        </draw:line>
        <draw:custom-shape draw:style-name="gr9" draw:text-style-name="P1" draw:layer="layout" svg:width="0.5cm" svg:height="0.5cm" svg:x="16.9cm" svg:y="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line draw:style-name="gr5" draw:text-style-name="P1" draw:layer="layout" svg:x1="36.3cm" svg:y1="8.6cm" svg:x2="36.3cm" svg:y2="7.6cm">
          <text:p/>
        </draw:line>
        <draw:custom-shape draw:style-name="gr9" draw:text-style-name="P1" draw:layer="layout" svg:width="0.5cm" svg:height="0.5cm" svg:x="36cm" svg:y="7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line draw:style-name="gr5" draw:text-style-name="P1" draw:layer="layout" svg:x1="33.8cm" svg:y1="8.6cm" svg:x2="33.8cm" svg:y2="7.6cm">
          <text:p/>
        </draw:line>
        <draw:custom-shape draw:style-name="gr9" draw:text-style-name="P1" draw:layer="layout" svg:width="0.5cm" svg:height="0.5cm" svg:x="33.6cm" svg:y="7.1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line draw:style-name="gr5" draw:text-style-name="P1" draw:layer="layout" svg:x1="31.4cm" svg:y1="8.6cm" svg:x2="31.4cm" svg:y2="7.6cm">
          <text:p/>
        </draw:line>
        <draw:custom-shape draw:style-name="gr6" draw:text-style-name="P1" draw:layer="layout" svg:width="0.5cm" svg:height="0.5cm" svg:x="31.1cm" svg:y="7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line draw:style-name="gr5" draw:text-style-name="P1" draw:layer="layout" svg:x1="45.3cm" svg:y1="8.6cm" svg:x2="45.3cm" svg:y2="7.6cm">
          <text:p/>
        </draw:line>
        <draw:custom-shape draw:style-name="gr6" draw:text-style-name="P1" draw:layer="layout" svg:width="0.5cm" svg:height="0.5cm" svg:x="45cm" svg:y="7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frame draw:style-name="gr10" draw:text-style-name="P2" draw:layer="layout" svg:width="8.9cm" svg:height="1.275cm" svg:x="14.8cm" svg:y="12.8cm">
          <draw:text-box>
            <text:p text:style-name="P2"><text:span text:style-name="T1">Codice <text:s text:c="5"/>Indirizzo <text:s text:c="2"/>Città <text:s text:c="6"/>Superficie 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Totale</text:span></text:p>
          </draw:text-box>
        </draw:frame>
        <draw:line draw:style-name="gr5" draw:text-style-name="P1" draw:layer="layout" svg:x1="20.2cm" svg:y1="8.5cm" svg:x2="20.2cm" svg:y2="7.5cm">
          <text:p/>
        </draw:line>
        <draw:custom-shape draw:style-name="gr9" draw:text-style-name="P1" draw:layer="layout" svg:width="0.5cm" svg:height="0.5cm" svg:x="19.9cm" svg:y="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frame draw:style-name="gr7" draw:text-style-name="P2" draw:layer="layout" svg:width="7.8cm" svg:height="0.85cm" svg:x="15.7cm" svg:y="6.2cm">
          <draw:text-box>
            <text:p text:style-name="P2"><text:span text:style-name="T1">Numero Vani <text:s text:c="7"/>Descrizione</text:span></text:p>
          </draw:text-box>
        </draw:frame>
        <draw:frame draw:style-name="gr11" draw:text-style-name="P2" draw:layer="layout" svg:width="9.2cm" svg:height="1.05cm" svg:x="30.4cm" svg:y="6.45cm">
          <draw:text-box>
            <text:p text:style-name="P2"><text:span text:style-name="T1"><text:s text:c="4"/></text:span><text:span text:style-name="T1">ID <text:s text:c="3"/>Prezzo Minimo <text:s text:c="2"/>Periodo Prezzo </text:span></text:p>
          </draw:text-box>
        </draw:frame>
        <draw:line draw:style-name="gr5" draw:text-style-name="P1" draw:layer="layout" svg:x1="45.3cm" svg:y1="11.1cm" svg:x2="45.3cm" svg:y2="12.1cm">
          <text:p/>
        </draw:line>
        <draw:custom-shape draw:style-name="gr9" draw:text-style-name="P1" draw:layer="layout" svg:width="0.5cm" svg:height="0.5cm" svg:x="45cm" svg:y="12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47.2cm" svg:y1="11.1cm" svg:x2="47.2cm" svg:y2="12.1cm">
          <text:p/>
        </draw:line>
        <draw:custom-shape draw:style-name="gr9" draw:text-style-name="P1" draw:layer="layout" svg:width="0.5cm" svg:height="0.5cm" svg:x="46.9cm" svg:y="12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49.1cm" svg:y1="8.6cm" svg:x2="49.1cm" svg:y2="7.6cm">
          <text:p/>
        </draw:line>
        <draw:custom-shape draw:style-name="gr9" draw:text-style-name="P1" draw:layer="layout" svg:width="0.5cm" svg:height="0.5cm" svg:x="48.8cm" svg:y="7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line draw:style-name="gr5" draw:text-style-name="P1" draw:layer="layout" svg:x1="46.8cm" svg:y1="16.9cm" svg:x2="46.8cm" svg:y2="17.9cm">
          <text:p/>
        </draw:line>
        <draw:custom-shape draw:style-name="gr9" draw:text-style-name="P1" draw:layer="layout" svg:width="0.5cm" svg:height="0.5cm" svg:x="46.5cm" svg:y="1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51cm" svg:y1="8.6cm" svg:x2="51cm" svg:y2="7.6cm">
          <text:p/>
        </draw:line>
        <draw:custom-shape draw:style-name="gr9" draw:text-style-name="P1" draw:layer="layout" svg:width="0.5cm" svg:height="0.5cm" svg:x="50.7cm" svg:y="7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line draw:style-name="gr5" draw:text-style-name="P1" draw:layer="layout" svg:x1="41.4cm" svg:y1="22.9cm" svg:x2="41.4cm" svg:y2="23.9cm">
          <text:p/>
        </draw:line>
        <draw:custom-shape draw:style-name="gr9" draw:text-style-name="P1" draw:layer="layout" svg:width="0.5cm" svg:height="0.5cm" svg:x="41.1cm" svg:y="23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50cm" svg:y1="16.9cm" svg:x2="50cm" svg:y2="17.9cm">
          <text:p/>
        </draw:line>
        <draw:custom-shape draw:style-name="gr9" draw:text-style-name="P1" draw:layer="layout" svg:width="0.5cm" svg:height="0.5cm" svg:x="49.7cm" svg:y="1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51.6cm" svg:y1="16.9cm" svg:x2="51.6cm" svg:y2="17.9cm">
          <text:p/>
        </draw:line>
        <draw:custom-shape draw:style-name="gr9" draw:text-style-name="P1" draw:layer="layout" svg:width="0.5cm" svg:height="0.5cm" svg:x="51.3cm" svg:y="1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2" draw:layer="layout" svg:width="7.8cm" svg:height="0.95cm" svg:x="44.1cm" svg:y="12.703cm">
          <draw:text-box>
            <text:p text:style-name="P2"><text:span text:style-name="T1">Login <text:s text:c="2"/>Password <text:s text:c="2"/>Città <text:s text:c="4"/>Telefono</text:span></text:p>
          </draw:text-box>
        </draw:frame>
        <draw:frame draw:style-name="gr8" draw:text-style-name="P2" draw:layer="layout" svg:width="8.7cm" svg:height="1.275cm" svg:x="43.798cm" svg:y="5.9cm">
          <draw:text-box>
            <text:p text:style-name="P2"><text:span text:style-name="T1">Codice </text:span></text:p>
            <text:p text:style-name="P2"><text:span text:style-name="T1">Fiscale <text:s text:c="3"/>Nome <text:s text:c="5"/>Cognome <text:s/>Cellulare</text:span></text:p>
          </draw:text-box>
        </draw:frame>
        <draw:line draw:style-name="gr5" draw:text-style-name="P1" draw:layer="layout" svg:x1="48.4cm" svg:y1="16.9cm" svg:x2="48.4cm" svg:y2="17.9cm">
          <text:p/>
        </draw:line>
        <draw:custom-shape draw:style-name="gr9" draw:text-style-name="P1" draw:layer="layout" svg:width="0.5cm" svg:height="0.5cm" svg:x="48.1cm" svg:y="1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45.3cm" svg:y1="16.9cm" svg:x2="45.3cm" svg:y2="17.9cm">
          <text:p/>
        </draw:line>
        <draw:custom-shape draw:style-name="gr6" draw:text-style-name="P1" draw:layer="layout" svg:width="0.5cm" svg:height="0.5cm" svg:x="45cm" svg:y="1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2" draw:layer="layout" svg:width="9.7cm" svg:height="1.15cm" svg:x="43.5cm" svg:y="18.45cm">
          <draw:text-box>
            <text:p text:style-name="P2"><text:span text:style-name="T1">Codice <text:s text:c="3"/>Nome <text:s text:c="3"/>Cognome <text:s text:c="2"/>Indirizzo <text:s/>Città</text:span></text:p>
          </draw:text-box>
        </draw:frame>
        <draw:line draw:style-name="gr5" draw:text-style-name="P1" draw:layer="layout" svg:x1="39.8cm" svg:y1="22.9cm" svg:x2="39.8cm" svg:y2="23.9cm">
          <text:p/>
        </draw:line>
        <draw:custom-shape draw:style-name="gr9" draw:text-style-name="P1" draw:layer="layout" svg:width="0.5cm" svg:height="0.5cm" svg:x="39.5cm" svg:y="23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26.6cm" svg:y1="22.3cm" svg:x2="25.6cm" svg:y2="22.3cm">
          <text:p/>
        </draw:line>
        <draw:custom-shape draw:style-name="gr9" draw:text-style-name="P1" draw:layer="layout" svg:width="0.5cm" svg:height="0.5cm" draw:transform="rotate (-1.5707963267949) translate (25.6cm 22.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line draw:style-name="gr5" draw:text-style-name="P1" draw:layer="layout" svg:x1="36.9cm" svg:y1="16.526cm" svg:x2="37.607cm" svg:y2="17.233cm">
          <text:p/>
        </draw:line>
        <draw:custom-shape draw:style-name="gr9" draw:text-style-name="P1" draw:layer="layout" svg:width="0.5cm" svg:height="0.5cm" draw:transform="rotate (0.785398163397448) translate (37.395cm 17.44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31.203cm" svg:y1="16.3cm" svg:x2="30.496cm" svg:y2="17.007cm">
          <text:p/>
        </draw:line>
        <draw:custom-shape draw:style-name="gr9" draw:text-style-name="P1" draw:layer="layout" svg:width="0.501cm" svg:height="0.5cm" draw:transform="rotate (0.785398163397448) translate (30cm 17.22cm)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line draw:style-name="gr5" draw:text-style-name="P1" draw:layer="layout" svg:x1="35.9cm" svg:y1="16.626cm" svg:x2="35.193cm" svg:y2="17.333cm">
          <text:p/>
        </draw:line>
        <draw:custom-shape draw:style-name="gr9" draw:text-style-name="P1" draw:layer="layout" svg:width="0.501cm" svg:height="0.5cm" draw:transform="rotate (0.785398163397448) translate (34.697cm 17.546cm)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line draw:style-name="gr5" draw:text-style-name="P1" draw:layer="layout" svg:x1="36.7cm" svg:y1="15.774cm" svg:x2="37.407cm" svg:y2="15.067cm">
          <text:p/>
        </draw:line>
        <draw:custom-shape draw:style-name="gr9" draw:text-style-name="P1" draw:layer="layout" svg:width="0.501cm" svg:height="0.5cm" draw:transform="rotate (0.785398163397448) translate (37.195cm 14.85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line draw:style-name="gr5" draw:text-style-name="P1" draw:layer="layout" svg:x1="35.9cm" svg:y1="15.774cm" svg:x2="35.193cm" svg:y2="15.067cm">
          <text:p/>
        </draw:line>
        <draw:custom-shape draw:style-name="gr9" draw:text-style-name="P1" draw:layer="layout" svg:width="0.501cm" svg:height="0.5cm" draw:transform="rotate (0.785398163397448) translate (34.697cm 14.854cm)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line draw:style-name="gr5" draw:text-style-name="P1" draw:layer="layout" svg:x1="29.04cm" svg:y1="20.5cm" svg:x2="29.04cm" svg:y2="19.567cm">
          <text:p/>
        </draw:line>
        <draw:custom-shape draw:style-name="gr9" draw:text-style-name="P1" draw:layer="layout" svg:width="0.4cm" svg:height="0.467cm" svg:x="28.8cm" svg:y="19.0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line draw:style-name="gr5" draw:text-style-name="P1" draw:layer="layout" svg:x1="27.3cm" svg:y1="20.5cm" svg:x2="27.3cm" svg:y2="19.5cm">
          <text:p/>
        </draw:line>
        <draw:custom-shape draw:style-name="gr9" draw:text-style-name="P1" draw:layer="layout" svg:width="0.5cm" svg:height="0.5cm" svg:x="27cm" svg:y="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line draw:style-name="gr5" draw:text-style-name="P1" draw:layer="layout" svg:x1="26.6cm" svg:y1="21cm" svg:x2="25.6cm" svg:y2="21cm">
          <text:p/>
        </draw:line>
        <draw:custom-shape draw:style-name="gr9" draw:text-style-name="P1" draw:layer="layout" svg:width="0.5cm" svg:height="0.5cm" draw:transform="rotate (-1.5707963267949) translate (25.6cm 20.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line draw:style-name="gr5" draw:text-style-name="P1" draw:layer="layout" svg:x1="26.1cm" svg:y1="22.3cm" svg:x2="26.1cm" svg:y2="20.1cm">
          <text:p/>
        </draw:line>
        <draw:line draw:style-name="gr5" draw:text-style-name="P1" draw:layer="layout" svg:x1="26.1cm" svg:y1="20.1cm" svg:x2="29.4cm" svg:y2="20.1cm">
          <text:p/>
        </draw:line>
        <draw:custom-shape draw:style-name="gr6" draw:text-style-name="P1" draw:layer="layout" svg:width="0.5cm" svg:height="0.5cm" svg:x="29.4cm" svg:y="19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frame draw:style-name="gr11" draw:layer="layout" svg:width="3.3cm" svg:height="1.05cm" svg:x="33.6cm" svg:y="24.7cm">
          <draw:text-box>
            <text:p>(t,s)</text:p>
          </draw:text-box>
        </draw:frame>
        <draw:frame draw:style-name="gr12" draw:layer="layout" svg:width="3cm" svg:height="1.25cm" draw:transform="rotate (1.5707963267949) translate (12.35cm 9.8cm)">
          <draw:text-box>
            <text:p>(t,e)</text:p>
          </draw:text-box>
        </draw:frame>
        <draw:frame draw:style-name="gr13" draw:layer="layout" svg:width="6.9cm" svg:height="1.35cm" draw:transform="rotate (1.5707963267949) translate (40.25cm 9.1cm)">
          <draw:text-box>
            <text:p>Vende</text:p>
          </draw:text-box>
        </draw:frame>
        <draw:frame draw:style-name="gr14" draw:layer="layout" svg:width="7.2cm" svg:height="1.45cm" draw:transform="rotate (1.5707963267949) translate (26.05cm 9cm)">
          <draw:text-box>
            <text:p>Messo in vendita</text:p>
          </draw:text-box>
        </draw:frame>
        <draw:frame draw:style-name="gr13" draw:text-style-name="P2" draw:layer="layout" svg:width="7.6cm" svg:height="1.35cm" svg:x="38.6cm" svg:y="18.15cm">
          <draw:text-box>
            <text:p text:style-name="P2"><text:span text:style-name="T1">Codice Fiscale</text:span></text:p>
          </draw:text-box>
        </draw:frame>
        <draw:frame draw:style-name="gr15" draw:text-style-name="P2" draw:layer="layout" svg:width="5.1cm" svg:height="2.15cm" svg:x="43.5cm" svg:y="21.15cm">
          <draw:text-box>
            <text:p text:style-name="P2"><text:span text:style-name="T1">Telefono</text:span></text:p>
          </draw:text-box>
        </draw:frame>
        <draw:frame draw:style-name="gr10" draw:text-style-name="P2" draw:layer="layout" svg:width="5.1cm" svg:height="1.15cm" svg:x="38.7cm" svg:y="24.5cm">
          <draw:text-box>
            <text:p text:style-name="P2"><text:span text:style-name="T1">Nome <text:s text:c="3"/>Cognome</text:span></text:p>
          </draw:text-box>
        </draw:frame>
        <draw:line draw:style-name="gr5" draw:text-style-name="P1" draw:layer="layout" svg:x1="42.1cm" svg:y1="21.5cm" svg:x2="43.1cm" svg:y2="21.5cm">
          <text:p/>
        </draw:line>
        <draw:custom-shape draw:style-name="gr9" draw:text-style-name="P1" draw:layer="layout" svg:width="0.5cm" svg:height="0.5cm" draw:transform="rotate (1.5707963267949) translate (43.1cm 21.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6" draw:text-style-name="P2" draw:layer="layout" svg:width="5.6cm" svg:height="2.55cm" svg:x="26.6cm" svg:y="17.1cm">
          <draw:text-box>
            <text:p text:style-name="P2"><text:span text:style-name="T1">Prezzo Offerto</text:span></text:p>
          </draw:text-box>
        </draw:frame>
        <draw:line draw:style-name="gr5" draw:text-style-name="P1" draw:layer="layout" svg:x1="26.598cm" svg:y1="20.998cm" svg:x2="25.598cm" svg:y2="20.998cm">
          <text:p/>
        </draw:line>
        <draw:custom-shape draw:style-name="gr9" draw:text-style-name="P1" draw:layer="layout" svg:width="0.5cm" svg:height="0.5cm" draw:transform="rotate (-1.5707963267949) translate (25.598cm 20.79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</draw:custom-shape>
        <draw:frame draw:style-name="gr15" draw:text-style-name="P2" draw:layer="layout" svg:width="5.1cm" svg:height="2.15cm" svg:x="22.9cm" svg:y="22.05cm">
          <draw:text-box>
            <text:p text:style-name="P2"><text:span text:style-name="T1">Telefono</text:span></text:p>
          </draw:text-box>
        </draw:frame>
        <draw:frame draw:style-name="gr10" draw:text-style-name="P2" draw:layer="layout" svg:width="5.1cm" svg:height="1.15cm" svg:x="26cm" svg:y="18.35cm">
          <draw:text-box>
            <text:p text:style-name="P2"><text:span text:style-name="T1">Nome <text:s text:c="3"/>Cognome</text:span></text:p>
          </draw:text-box>
        </draw:frame>
        <draw:frame draw:style-name="gr17" draw:text-style-name="P2" draw:layer="layout" svg:width="7cm" svg:height="2.25cm" svg:x="21.5cm" svg:y="20.65cm">
          <draw:text-box>
            <text:p text:style-name="P2"><text:span text:style-name="T1">Giorno Contatto</text:span></text:p>
          </draw:text-box>
        </draw:frame>
        <draw:frame draw:style-name="gr18" draw:text-style-name="P2" draw:layer="layout" svg:width="6.3cm" svg:height="1.65cm" svg:x="36.8cm" svg:y="14cm">
          <draw:text-box>
            <text:p text:style-name="P2"><text:span text:style-name="T1">Data Concordata</text:span></text:p>
          </draw:text-box>
        </draw:frame>
        <draw:frame draw:style-name="gr12" draw:text-style-name="P2" draw:layer="layout" svg:width="4.9cm" svg:height="1.25cm" svg:x="32.8cm" svg:y="13.9cm">
          <draw:text-box>
            <text:p text:style-name="P2"><text:span text:style-name="T1">Prezzo Finale</text:span></text:p>
          </draw:text-box>
        </draw:frame>
        <draw:frame draw:style-name="gr19" draw:text-style-name="P2" draw:layer="layout" svg:width="5.9cm" svg:height="1.55cm" svg:x="37.8cm" svg:y="17.35cm">
          <draw:text-box>
            <text:p text:style-name="P2"><text:span text:style-name="T1">Notaio</text:span></text:p>
          </draw:text-box>
        </draw:frame>
        <draw:frame draw:style-name="gr17" draw:text-style-name="P2" draw:layer="layout" svg:width="6.2cm" svg:height="2.25cm" svg:x="33cm" svg:y="17.85cm">
          <draw:text-box>
            <text:p text:style-name="P2"><text:span text:style-name="T1">Data effettivo</text:span></text:p>
            <text:p text:style-name="P2"><text:span text:style-name="T1">acquisto</text:span></text:p>
          </draw:text-box>
        </draw:frame>
        <draw:frame draw:style-name="gr20" draw:layer="layout" svg:width="5.4cm" svg:height="3.15cm" svg:x="30cm" svg:y="19.6cm">
          <draw:text-box>
            <text:p>(1,N)</text:p>
          </draw:text-box>
        </draw:frame>
        <draw:frame draw:style-name="gr20" draw:layer="layout" svg:width="5.4cm" svg:height="3.15cm" svg:x="36.8cm" svg:y="19.55cm">
          <draw:text-box>
            <text:p>(1,N)</text:p>
          </draw:text-box>
        </draw:frame>
        <draw:frame draw:style-name="gr20" draw:layer="layout" svg:width="5.4cm" svg:height="3.15cm" svg:x="42.9cm" svg:y="8.95cm">
          <draw:text-box>
            <text:p>(1,N)</text:p>
          </draw:text-box>
        </draw:frame>
        <draw:frame draw:style-name="gr20" draw:layer="layout" svg:width="5.4cm" svg:height="3.15cm" svg:x="29.9cm" svg:y="11.1cm">
          <draw:text-box>
            <text:p>(1,N)</text:p>
          </draw:text-box>
        </draw:frame>
        <draw:frame draw:style-name="gr20" draw:layer="layout" svg:width="5.4cm" svg:height="3.15cm" svg:x="28.7cm" svg:y="8.95cm">
          <draw:text-box>
            <text:p>(1,N)</text:p>
          </draw:text-box>
        </draw:frame>
        <draw:frame draw:style-name="gr20" draw:layer="layout" svg:width="5.4cm" svg:height="3.15cm" svg:x="43cm" svg:y="14.8cm">
          <draw:text-box>
            <text:p>(1,N)</text:p>
          </draw:text-box>
        </draw:frame>
        <draw:frame draw:style-name="gr20" draw:layer="layout" svg:width="5.4cm" svg:height="3.15cm" svg:x="22.3cm" svg:y="8.9cm">
          <draw:text-box>
            <text:p>(1,N)</text:p>
          </draw:text-box>
        </draw:frame>
        <draw:frame draw:style-name="gr15" draw:layer="layout" svg:width="3.8cm" svg:height="2.15cm" svg:x="37.3cm" svg:y="8.95cm">
          <draw:text-box>
            <text:p>(1,1)</text:p>
          </draw:text-box>
        </draw:frame>
        <draw:frame draw:style-name="gr15" draw:layer="layout" svg:width="3.8cm" svg:height="2.15cm" svg:x="36.4cm" svg:y="11.05cm">
          <draw:text-box>
            <text:p>(1,1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cm" fo:page-height="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etro </meta:initial-creator>
    <meta:creation-date>2014-07-21T10:20:32</meta:creation-date>
    <dc:date>2014-07-21T11:48:51</dc:date>
    <dc:creator>Pietro </dc:creator>
    <meta:editing-duration>PT57M48S</meta:editing-duration>
    <meta:editing-cycles>6</meta:editing-cycles>
    <meta:generator>LibreOffice/3.5$Linux_X86_64 LibreOffice_project/350m1$Build-2</meta:generator>
    <meta:document-statistic meta:object-count="140"/>
  </office:meta>
</office:document-meta>
</file>